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fo:border-bottom="none" fo:border-left="none" fo:border-right="0.0008in solid #000000" fo:border-top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37">
      <style:table-cell-properties fo:border-bottom="none" fo:border-left="none" fo:border-right="0.0008in solid #000000" fo:border-top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008in solid #000000" fo:border-left="none" fo:border-right="0.0008in solid #000000" fo:border-top="none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none" fo:border-left="none" fo:border-right="0.0008in solid #000000" fo:border-top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order-bottom="0.0008in solid #000000" fo:border-left="none" fo:border-right="none" fo:border-top="none"/>
      <style:text-properties style:font-name="Arial" fo:font-size="10pt" fo:font-style="italic" style:font-size-asian="10pt" style:font-style-asian="italic" style:font-size-complex="10pt" style:font-style-complex="italic"/>
    </style:style>
    <style:style style:name="ce8" style:family="table-cell" style:parent-style-name="Default" style:data-style-name="N101">
      <style:text-properties style:font-name="Arial"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1023" table:default-cell-style-name="ce6"/>
        <table:table-row table:style-name="ro1">
          <table:table-cell table:number-columns-repeated="1024"/>
        </table:table-row>
        <table:table-row table:style-name="ro1">
          <table:table-cell office:value-type="string">
            <text:p>PPF – Creative Commons Grant Proposal</text:p>
          </table:table-cell>
          <table:table-cell table:number-columns-repeated="1023"/>
        </table:table-row>
        <table:table-row table:style-name="ro2">
          <table:table-cell office:value-type="string">
            <text:p>Congressional Scorecard Library on the OpenCongress Wiki 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10-06-30">
            <text:p>06/30/1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7" office:value-type="string">
            <text:p>Aug. </text:p>
          </table:table-cell>
          <table:table-cell table:style-name="ce7" office:value-type="string">
            <text:p>Sept. </text:p>
          </table:table-cell>
          <table:table-cell table:style-name="ce7" office:value-type="string">
            <text:p>Oct. </text:p>
          </table:table-cell>
          <table:table-cell table:style-name="ce7" office:value-type="string">
            <text:p>Nov.</text:p>
          </table:table-cell>
          <table:table-cell table:style-name="ce7" office:value-type="string">
            <text:p>Dec.</text:p>
          </table:table-cell>
          <table:table-cell table:style-name="ce7"/>
          <table:table-cell table:style-name="ce7" office:value-type="string">
            <text:p>Total </text:p>
          </table:table-cell>
          <table:table-cell table:style-name="ce7" table:number-columns-repeated="1016"/>
        </table:table-row>
        <table:table-row table:style-name="ro2">
          <table:table-cell office:value-type="string">
            <text:p>Conor Kenny</text:p>
          </table:table-cell>
          <table:table-cell table:number-columns-repeated="5" table:style-name="ce8" office:value-type="currency" office:currency="USD" office:value="1000">
            <text:p>$1,000</text:p>
          </table:table-cell>
          <table:table-cell table:style-name="ce8"/>
          <table:table-cell table:style-name="ce8" table:formula="of:=SUM([.B7:.F7])" office:value-type="currency" office:currency="USD" office:value="5000">
            <text:p>$5,000</text:p>
          </table:table-cell>
          <table:table-cell/>
          <table:table-cell office:value-type="string">
            <text:p>Conor, the OC Wiki Editor, will manage the project and coordinate the back-end and front-end development. 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7"/>
          <table:table-cell table:number-columns-repeated="1016"/>
        </table:table-row>
        <table:table-row table:style-name="ro2">
          <table:table-cell office:value-type="string">
            <text:p>Yaron Koren </text:p>
          </table:table-cell>
          <table:table-cell table:style-name="ce8" office:value-type="currency" office:currency="USD" office:value="1000">
            <text:p>$1,000</text:p>
          </table:table-cell>
          <table:table-cell table:style-name="ce8" office:value-type="currency" office:currency="USD" office:value="500">
            <text:p>$500</text:p>
          </table:table-cell>
          <table:table-cell table:style-name="ce8" table:number-columns-repeated="4"/>
          <table:table-cell table:style-name="ce8" table:formula="of:=SUM([.B9:.F9])" office:value-type="currency" office:currency="USD" office:value="1500">
            <text:p>$1,500</text:p>
          </table:table-cell>
          <table:table-cell/>
          <table:table-cell office:value-type="string">
            <text:p>Yaron, the OC Wiki Programmer, will serve as the project's technical lead in writing semantic MediaWiki code.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7"/>
          <table:table-cell table:number-columns-repeated="1016"/>
        </table:table-row>
        <table:table-row table:style-name="ro1">
          <table:table-cell office:value-type="string">
            <text:p>Fall Intern A</text:p>
          </table:table-cell>
          <table:table-cell table:style-name="ce8" office:value-type="currency" office:currency="USD" office:value="250">
            <text:p>$250</text:p>
          </table:table-cell>
          <table:table-cell table:style-name="ce8" table:formula="of:=([.$B$11])" office:value-type="currency" office:currency="USD" office:value="250">
            <text:p>$250</text:p>
          </table:table-cell>
          <table:table-cell table:style-name="ce8" table:formula="of:=([.$B$11])" office:value-type="currency" office:currency="USD" office:value="250">
            <text:p>$250</text:p>
          </table:table-cell>
          <table:table-cell table:style-name="ce8" table:formula="of:=([.$B$11])" office:value-type="currency" office:currency="USD" office:value="250">
            <text:p>$250</text:p>
          </table:table-cell>
          <table:table-cell table:style-name="ce8" table:formula="of:=([.$B$11])" office:value-type="currency" office:currency="USD" office:value="250">
            <text:p>$250</text:p>
          </table:table-cell>
          <table:table-cell table:style-name="ce8"/>
          <table:table-cell table:style-name="ce8" table:formula="of:=SUM([.B11:.F11])" office:value-type="currency" office:currency="USD" office:value="1250">
            <text:p>$1,250</text:p>
          </table:table-cell>
          <table:table-cell/>
          <table:table-cell office:value-type="string">
            <text:p>Interns will research scorecards, standardize their formatting, and input them into the OC Wiki. <text:s/></text:p>
          </table:table-cell>
          <table:table-cell table:number-columns-repeated="1014"/>
        </table:table-row>
        <table:table-row table:style-name="ro1">
          <table:table-cell office:value-type="string">
            <text:p>Fall Intern B </text:p>
          </table:table-cell>
          <table:table-cell table:style-name="ce8" table:formula="of:=([.$B$11])" office:value-type="currency" office:currency="USD" office:value="250">
            <text:p>$250</text:p>
          </table:table-cell>
          <table:table-cell table:style-name="ce8" table:formula="of:=([.$B$11])" office:value-type="currency" office:currency="USD" office:value="250">
            <text:p>$250</text:p>
          </table:table-cell>
          <table:table-cell table:style-name="ce8" table:formula="of:=([.$B$11])" office:value-type="currency" office:currency="USD" office:value="250">
            <text:p>$250</text:p>
          </table:table-cell>
          <table:table-cell table:style-name="ce8" table:formula="of:=([.$B$11])" office:value-type="currency" office:currency="USD" office:value="250">
            <text:p>$250</text:p>
          </table:table-cell>
          <table:table-cell table:style-name="ce8" table:formula="of:=([.$B$11])" office:value-type="currency" office:currency="USD" office:value="250">
            <text:p>$250</text:p>
          </table:table-cell>
          <table:table-cell table:style-name="ce8"/>
          <table:table-cell table:style-name="ce8" table:formula="of:=SUM([.B12:.F12])" office:value-type="currency" office:currency="USD" office:value="1250">
            <text:p>$1,250</text:p>
          </table:table-cell>
          <table:table-cell/>
          <table:table-cell office:value-type="string">
            <text:p>Interns will also conduct outreach to target audiences with sample use cases &amp; email templates. 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7"/>
          <table:table-cell table:number-columns-repeated="1016"/>
        </table:table-row>
        <table:table-row table:style-name="ro1">
          <table:table-cell office:value-type="string">
            <text:p>Project Hosting</text:p>
          </table:table-cell>
          <table:table-cell table:style-name="ce8" office:value-type="currency" office:currency="USD" office:value="50">
            <text:p>$50</text:p>
          </table:table-cell>
          <table:table-cell table:style-name="ce8" table:formula="of:=[.$B$14]" office:value-type="currency" office:currency="USD" office:value="50">
            <text:p>$50</text:p>
          </table:table-cell>
          <table:table-cell table:style-name="ce8" table:formula="of:=[.$B$14]" office:value-type="currency" office:currency="USD" office:value="50">
            <text:p>$50</text:p>
          </table:table-cell>
          <table:table-cell table:style-name="ce8" table:formula="of:=[.$B$14]" office:value-type="currency" office:currency="USD" office:value="50">
            <text:p>$50</text:p>
          </table:table-cell>
          <table:table-cell table:style-name="ce8" table:formula="of:=[.$B$14]" office:value-type="currency" office:currency="USD" office:value="50">
            <text:p>$50</text:p>
          </table:table-cell>
          <table:table-cell table:style-name="ce8"/>
          <table:table-cell table:style-name="ce8" table:formula="of:=SUM([.B14:.F14])" office:value-type="currency" office:currency="USD" office:value="250">
            <text:p>$250</text:p>
          </table:table-cell>
          <table:table-cell/>
          <table:table-cell office:value-type="string">
            <text:p>The Library's public-facing web pages and query-able database will be hosted on the OC wiki. 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7"/>
          <table:table-cell table:number-columns-repeated="1016"/>
        </table:table-row>
        <table:table-row table:style-name="ro1">
          <table:table-cell/>
          <table:table-cell table:style-name="ce8" table:formula="of:=SUM([.B7:.B14])" office:value-type="currency" office:currency="USD" office:value="2550">
            <text:p>$2,550</text:p>
          </table:table-cell>
          <table:table-cell table:style-name="ce8" table:formula="of:=SUM([.C7:.C14])" office:value-type="currency" office:currency="USD" office:value="2050">
            <text:p>$2,050</text:p>
          </table:table-cell>
          <table:table-cell table:style-name="ce8" table:formula="of:=SUM([.D7:.D14])" office:value-type="currency" office:currency="USD" office:value="1550">
            <text:p>$1,550</text:p>
          </table:table-cell>
          <table:table-cell table:style-name="ce8" table:formula="of:=SUM([.E7:.E14])" office:value-type="currency" office:currency="USD" office:value="1550">
            <text:p>$1,550</text:p>
          </table:table-cell>
          <table:table-cell table:style-name="ce8" table:formula="of:=SUM([.F7:.F14])" office:value-type="currency" office:currency="USD" office:value="1550">
            <text:p>$1,550</text:p>
          </table:table-cell>
          <table:table-cell table:style-name="ce8"/>
          <table:table-cell table:style-name="ce8" table:formula="of:=SUM([.H7:.H14])" office:value-type="currency" office:currency="USD" office:value="9250">
            <text:p>$9,25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Questions &amp; feedback welcomed. Contact ::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David Moore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ecutive Director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Participatory Politics Foundation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m: (917) 753-3462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AIM / Jabber / Skype :: davidmooreppf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>
            <text:p>www.participatorypolitics.org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www.opencongress.org 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ww.opencongress.org/wiki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PF / OpenCongress</text:p>
          </table:table-cell>
          <table:table-cell table:number-columns-repeated="1023"/>
        </table:table-row>
        <table:table-row table:style-name="ro1">
          <table:table-cell office:value-type="string">
            <text:p>220 Lafayette St. #2</text:p>
          </table:table-cell>
          <table:table-cell table:number-columns-repeated="1023"/>
        </table:table-row>
        <table:table-row table:style-name="ro1">
          <table:table-cell office:value-type="string">
            <text:p>New York, NY 10012</text:p>
          </table:table-cell>
          <table:table-cell table:number-columns-repeated="1023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30">06/30/2010</text:date>, <text:time>16:18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6-30T14:09:02</meta:creation-date>
    <dc:date>2010-06-30T16:18:36</dc:date>
    <meta:editing-duration>PT01H09M14S</meta:editing-duration>
    <meta:editing-cycles>3</meta:editing-cycles>
    <meta:generator>OpenOffice.org/3.0$Unix OpenOffice.org_project/300m9$Build-9358</meta:generator>
    <meta:document-statistic meta:table-count="3" meta:cell-count="64" meta:object-count="0"/>
    <meta:user-defined meta:name="Info 1"/>
    <meta:user-defined meta:name="Info 2"/>
    <meta:user-defined meta:name="Info 3"/>
    <meta:user-defined meta:name="Info 4"/>
  </office:meta>
</office:document-meta>
</file>